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A6C9E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3.81125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1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ask</text:p>
          </table:table-cell>
          <table:table-cell office:value-type="string" table:style-name="ce2">
            <text:p>Week 1</text:p>
          </table:table-cell>
          <table:table-cell office:value-type="string" table:style-name="ce2">
            <text:p>Week 2</text:p>
          </table:table-cell>
          <table:table-cell office:value-type="string" table:style-name="ce2">
            <text:p>Week 3</text:p>
          </table:table-cell>
          <table:table-cell office:value-type="string" table:style-name="ce2">
            <text:p>Week 4</text:p>
          </table:table-cell>
          <table:table-cell office:value-type="string" table:style-name="ce2">
            <text:p>Week 5</text:p>
          </table:table-cell>
          <table:table-cell office:value-type="string" table:style-name="ce2">
            <text:p>Week 7</text:p>
          </table:table-cell>
          <table:table-cell office:value-type="string" table:style-name="ce2">
            <text:p>Week 8</text:p>
          </table:table-cell>
          <table:table-cell office:value-type="string" table:style-name="ce2">
            <text:p>Week 20</text:p>
          </table:table-cell>
          <table:table-cell office:value-type="string" table:style-name="ce2">
            <text:p>Week 21</text:p>
          </table:table-cell>
          <table:table-cell office:value-type="string" table:style-name="ce2">
            <text:p>Week 25</text:p>
          </table:table-cell>
          <table:table-cell office:value-type="string" table:style-name="ce2">
            <text:p>Week 26</text:p>
          </table:table-cell>
          <table:table-cell office:value-type="string" table:style-name="ce2">
            <text:p>Week 27</text:p>
          </table:table-cell>
          <table:table-cell office:value-type="string" table:style-name="ce2">
            <text:p>Week 28</text:p>
          </table:table-cell>
          <table:table-cell office:value-type="string" table:style-name="ce2">
            <text:p>Week 30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Research and brainstorm project ideas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Develop and complete a project proposal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evelop wireframes for the apllication UI</text:p>
          </table:table-cell>
          <table:table-cell table:number-columns-repeated="2" table:style-name="ce1"/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Beging outlining the Literature Review and PLESI</text:p>
          </table:table-cell>
          <table:table-cell table:number-columns-repeated="2" table:style-name="ce1"/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reate and distrubite a questionaire to gather intial insight</text:p>
          </table:table-cell>
          <table:table-cell table:number-columns-repeated="2" table:style-name="ce1"/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nduct thorough resrach on ll aspects related to the project<text:s/></text:p>
          </table:table-cell>
          <table:table-cell table:number-columns-repeated="4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Initiate the literature reivew and incporate the PLESI within</text:p>
          </table:table-cell>
          <table:table-cell table:number-columns-repeated="4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nalise the literature review</text:p>
          </table:table-cell>
          <table:table-cell table:number-columns-repeated="6" table:style-name="ce1"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begin work on the final report while starting to develop the application</text:p>
          </table:table-cell>
          <table:table-cell table:number-columns-repeated="6" table:style-name="ce1"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nalise the project report, ensuring it comprehensively covers all aspects</text:p>
          </table:table-cell>
          <table:table-cell table:number-columns-repeated="8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Complete the main compnenets of the application</text:p>
          </table:table-cell>
          <table:table-cell table:number-columns-repeated="8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Initate testing and gather user feedback for improvments</text:p>
          </table:table-cell>
          <table:table-cell table:number-columns-repeated="8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table:number-columns-repeated="9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Concentrate on creating an information rich by visually appealing project poster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1" table:style-name="ce1"/>
          <table:table-cell table:number-columns-repeated="2" table:style-name="ce3"/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Beging crafting the prestnation and script for the application present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sure the application is fully functional and ploished for the presentation</text:p>
          </table:table-cell>
          <table:table-cell table:number-columns-repeated="12" table:style-name="ce1"/>
          <table:table-cell table:number-columns-repeated="2" table:style-name="ce3"/>
          <table:table-cell table:number-columns-repeated="16368"/>
        </table:table-row>
        <table:table-row table:style-name="ro1">
          <table:table-cell/>
          <table:table-cell table:number-columns-repeated="13" table:style-name="ce1"/>
          <table:table-cell table:number-columns-repeated="2" table:style-name="ce3"/>
          <table:table-cell table:number-columns-repeated="16368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Caleb Bowden (U2166829)</meta:initial-creator>
    <dc:creator>Caleb Bowden (U2166829)</dc:creator>
    <meta:creation-date>2024-04-23T15:35:50Z</meta:creation-date>
    <dc:date>2024-04-23T15:48:40Z</dc:date>
  </office:meta>
</office:document-meta>
</file>